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82cm"/>
    </style:style>
    <style:style style:name="gr6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7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8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9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10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1.03cm" fo:min-width="4.024cm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Bitstream Charter'" style:font-family-generic="roman" style:font-pitch="variable" fo:font-size="24pt" fo:font-style="italic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italic" style:font-weight-asian="bold" style:font-family-complex="'Lohit Hindi'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family="'Bitstream Charter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family="Arial" style:font-style-name="Regular" style:font-family-generic="swiss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4" style:family="text">
      <style:text-properties fo:color="#000000" style:text-outline="false" style:text-line-through-style="none" fo:font-family="'Bitstream Charter'" style:font-family-generic="roman" style:font-pitch="variable" fo:font-size="2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Bitstream Charter'" style:font-family-generic="roman" style:font-pitch="variable" fo:font-size="24pt" fo:font-style="italic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italic" style:font-weight-asian="bold" style:font-family-complex="'Lohit Hindi'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651cm" svg:x="0.625cm" svg:y="2.6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651cm" svg:x="5.959cm" svg:y="2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1.651cm" svg:x="11.278cm" svg:y="2.6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56cm" svg:height="1.651cm" svg:x="16.383cm" svg:y="2.62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942cm" svg:height="1.28cm" svg:x="16.256cm" svg:y="2.806cm">
          <draw:text-box>
            <text:p><text:span text:style-name="T1">Segment </text:span><text:span text:style-name="T2">N-1</text:span></text:p>
          </draw:text-box>
        </draw:frame>
        <draw:frame draw:style-name="gr4" draw:text-style-name="P2" draw:layer="layout" svg:width="4.918cm" svg:height="1.28cm" svg:x="6.301cm" svg:y="2.806cm">
          <draw:text-box>
            <text:p><text:span text:style-name="T1">Segment </text:span><text:span text:style-name="T2">1</text:span></text:p>
          </draw:text-box>
        </draw:frame>
        <draw:frame draw:style-name="gr4" draw:text-style-name="P2" draw:layer="layout" svg:width="5.097cm" svg:height="1.28cm" svg:x="0.967cm" svg:y="2.806cm">
          <draw:text-box>
            <text:p><text:span text:style-name="T1">Segment </text:span><text:span text:style-name="T2">0</text:span></text:p>
          </draw:text-box>
        </draw:frame>
        <draw:frame draw:style-name="gr5" draw:layer="layout" svg:width="4.812cm" svg:height="1.145cm" svg:x="11.554cm" svg:y="2.887cm">
          <draw:text-box>
            <text:p><text:s/><text:span text:style-name="T3">················</text:span></text:p>
          </draw:text-box>
        </draw:frame>
        <draw:measure draw:style-name="gr6" draw:text-style-name="P3" draw:layer="measurelines" svg:x1="21.946cm" svg:y1="4.969cm" svg:x2="0.61cm" svg:y2="4.969cm">
          <text:p text:style-name="P3"><text:span text:style-name="T4"><text:measure text:kind="gap"/></text:span><text:span text:style-name="T5">M</text:span><text:span text:style-name="T4"> bytes</text:span><text:span text:style-name="T4"><text:measure text:kind="gap"/></text:span></text:p>
        </draw:measure>
        <draw:measure draw:style-name="gr7" draw:text-style-name="P4" draw:layer="measurelines" svg:x1="0.61cm" svg:y1="2.478cm" svg:x2="5.944cm" svg:y2="2.478cm">
          <text:p text:style-name="P4"><text:span text:style-name="T5">K </text:span><text:span text:style-name="T4">bytes</text:span></text:p>
        </draw:measure>
        <draw:measure draw:style-name="gr8" draw:text-style-name="P4" draw:layer="layout" svg:x1="5.959cm" svg:y1="2.483cm" svg:x2="11.293cm" svg:y2="2.483cm">
          <text:p text:style-name="P4"><text:span text:style-name="T5">K </text:span><text:span text:style-name="T4">bytes</text:span></text:p>
        </draw:measure>
        <draw:measure draw:style-name="gr9" draw:text-style-name="P4" draw:layer="layout" svg:x1="16.385cm" svg:y1="2.478cm" svg:x2="21.946cm" svg:y2="2.478cm">
          <text:p text:style-name="P4"><text:span text:style-name="T5">K </text:span><text:span text:style-name="T4">bytes</text:span></text:p>
        </draw:measure>
        <draw:frame draw:style-name="gr10" draw:text-style-name="P2" draw:layer="layout" svg:width="4.7cm" svg:height="1.356cm" svg:x="9.003cm" svg:y="6.566cm">
          <draw:text-box>
            <text:p><text:span text:style-name="T2">K</text:span><text:span text:style-name="T1"> = </text:span><text:span text:style-name="T2">M </text:span><text:span text:style-name="T1">/ </text:span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butalib Aghayev</meta:initial-creator>
    <meta:creation-date>2013-06-20T13:13:01</meta:creation-date>
    <dc:date>2013-09-26T18:23:26</dc:date>
    <meta:editing-duration>PT05H18M55S</meta:editing-duration>
    <meta:editing-cycles>10</meta:editing-cycles>
    <meta:generator>NeoOffice/3.3$Unix OpenOffice.org_project/Patch 9</meta:generator>
    <meta:document-statistic meta:object-count="13"/>
  </office:meta>
</office:document-meta>
</file>